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ff33ff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f33ff"/>
      <style:text-properties style:text-position=""/>
    </style:style>
    <style:style style:name="ce9" style:family="table-cell" style:parent-style-name="Default">
      <style:table-cell-properties fo:background-color="#ffff66"/>
      <style:text-properties style:text-position=""/>
    </style:style>
    <style:style style:name="ce1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33ff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11"/>
    <style:style style:name="ce22" style:family="table-cell" style:parent-style-name="Default" style:data-style-name="N4">
      <style:table-cell-properties fo:background-color="#ffff00"/>
    </style:style>
    <style:style style:name="ce23" style:family="table-cell" style:parent-style-name="Default" style:data-style-name="N122"/>
    <style:style style:name="ce24" style:family="table-cell" style:parent-style-name="Default" style:data-style-name="N99"/>
    <style:style style:name="ce25" style:family="table-cell" style:parent-style-name="Default" style:data-style-name="N4"/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122">
      <style:text-properties fo:font-weight="bold" style:font-weight-asian="bold" style:font-weight-complex="bold"/>
    </style:style>
    <style:style style:name="ce28" style:family="table-cell" style:parent-style-name="Default" style:data-style-name="N122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3"/>
    <style:style style:name="ce31" style:family="table-cell" style:parent-style-name="Default" style:data-style-name="N123">
      <style:text-properties fo:font-weight="bold" style:font-weight-asian="bold" style:font-weight-complex="bold"/>
    </style:style>
    <style:style style:name="ce32" style:family="table-cell" style:parent-style-name="Default" style:data-style-name="N12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5];[Sheet1.$A7];[Sheet1.$A9])" office:value-type="float" office:value="96.6206666666667" calcext:value-type="float">
            <text:p>96.6206666667</text:p>
          </table:table-cell>
          <table:table-cell table:formula="of:=STDEV([Sheet1.$A5];[Sheet1.$A7];[Sheet1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];[Sheet1.$A8];[Sheet1.$A10])" office:value-type="float" office:value="87.1316666666667" calcext:value-type="float">
            <text:p>87.1316666667</text:p>
          </table:table-cell>
          <table:table-cell table:formula="of:=STDEV([Sheet1.$A6];[Sheet1.$A8];[Sheet1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 64</text:p>
          </table:table-cell>
          <table:table-cell table:style-name="ce17" table:number-columns-repeated="3"/>
          <table:table-cell table:number-columns-repeated="11"/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chargdell/results_cores4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chargdell/results_cores4_gcc_grid64_nb2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17];[Sheet1.$A19];[Sheet1.$A21])" office:value-type="float" office:value="372.06" calcext:value-type="float">
            <text:p>372.06</text:p>
          </table:table-cell>
          <table:table-cell table:formula="of:=STDEV([Sheet1.$A17];[Sheet1.$A19];[Sheet1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18];[Sheet1.$A20];[Sheet1.$A22])" office:value-type="float" office:value="366.145" calcext:value-type="float">
            <text:p>366.145</text:p>
          </table:table-cell>
          <table:table-cell table:formula="of:=STDEV([Sheet1.$A18];[Sheet1.$A20];[Sheet1.$A2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0" office:value-type="string" calcext:value-type="string">
            <text:p>chargdell 500step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9];[Sheet1.$A31];[Sheet1.$A33])" office:value-type="float" office:value="456.985333333333" calcext:value-type="float">
            <text:p>456.9853333333</text:p>
          </table:table-cell>
          <table:table-cell table:formula="of:=STDEV([Sheet1.$A29];[Sheet1.$A31];[Sheet1.$A33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0];[Sheet1.$A32];[Sheet1.$A34])" office:value-type="float" office:value="417.848" calcext:value-type="float">
            <text:p>417.848</text:p>
          </table:table-cell>
          <table:table-cell table:formula="of:=STDEV([Sheet1.$A30];[Sheet1.$A32];[Sheet1.$A34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teraram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1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41];[Sheet1.$A43];[Sheet1.$A45])" office:value-type="float" office:value="91.489" calcext:value-type="float">
            <text:p>91.489</text:p>
          </table:table-cell>
          <table:table-cell table:formula="of:=STDEV([Sheet1.$A41];[Sheet1.$A43];[Sheet1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42];[Sheet1.$A44];[Sheet1.$A46])" office:value-type="float" office:value="78.629" calcext:value-type="float">
            <text:p>78.629</text:p>
          </table:table-cell>
          <table:table-cell table:formula="of:=STDEV([Sheet1.$A42];[Sheet1.$A44];[Sheet1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4 core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52];[Sheet1.$A54];[Sheet1.$A56])" office:value-type="float" office:value="226.223" calcext:value-type="float">
            <text:p>226.223</text:p>
          </table:table-cell>
          <table:table-cell table:formula="of:=STDEV([Sheet1.$A52];[Sheet1.$A54];[Sheet1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53];[Sheet1.$A55];[Sheet1.$A57])" office:value-type="float" office:value="175.472" calcext:value-type="float">
            <text:p>175.472</text:p>
          </table:table-cell>
          <table:table-cell table:formula="of:=STDEV([Sheet1.$A53];[Sheet1.$A55];[Sheet1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grid64 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522.936" calcext:value-type="float">
            <text:p>522.93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teraram/results_cores10_gcc_grid64_nb333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5.316" calcext:value-type="float">
            <text:p>455.31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eraram/results_cores10_gcc_grid64_nb333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521.571" calcext:value-type="float">
            <text:p>521.571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teraram/results_cores10_gcc_grid64_nb333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3.275" calcext:value-type="float">
            <text:p>453.27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teraram/results_cores10_gcc_grid64_nb333_steps100_seed1_run1_pic_optimized_single.txt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63];[Sheet1.$A65];[Sheet1.$A67])" office:value-type="float" office:value="522.2535" calcext:value-type="float">
            <text:p>522.2535</text:p>
          </table:table-cell>
          <table:table-cell table:style-name="ce11" table:formula="of:=STDEV([Sheet1.$A63];[Sheet1.$A65];[Sheet1.$A67])" office:value-type="float" office:value="0.965200756319644" calcext:value-type="float">
            <text:p>0.9652007563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4];[Sheet1.$A66];[Sheet1.$A68])" office:value-type="float" office:value="454.2955" calcext:value-type="float">
            <text:p>454.2955</text:p>
          </table:table-cell>
          <table:table-cell table:style-name="ce11" table:formula="of:=STDEV([Sheet1.$A64];[Sheet1.$A66];[Sheet1.$A68])" office:value-type="float" office:value="1.44320494040174" calcext:value-type="float">
            <text:p>1.44320494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74];[Sheet1.$A76];[Sheet1.$A78])" office:value-type="float" office:value="130.049666666667" calcext:value-type="float">
            <text:p>130.0496666667</text:p>
          </table:table-cell>
          <table:table-cell table:style-name="ce11" table:formula="of:=STDEV([Sheet1.$A74];[Sheet1.$A76];[Sheet1.$A7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75];[Sheet1.$A77];[Sheet1.$A79])" office:value-type="float" office:value="118.776666666667" calcext:value-type="float">
            <text:p>118.7766666667</text:p>
          </table:table-cell>
          <table:table-cell table:style-name="ce11" table:formula="of:=STDEV([Sheet1.$A75];[Sheet1.$A77];[Sheet1.$A7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32 </text:p>
          </table:table-cell>
          <table:table-cell table:style-name="ce17" table:number-columns-repeated="3"/>
          <table:table-cell table:number-columns-repeated="11"/>
        </table:table-row>
        <table:table-row table:style-name="ro2">
          <table:table-cell office:value-type="float" office:value="50.992" calcext:value-type="float">
            <text:p>50.99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devel02.plafrim.cluster/results_cores18_gcc_grid32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3.001" calcext:value-type="float">
            <text:p>43.001</text:p>
          </table:table-cell>
          <table:table-cell office:value-type="float" office:value="465.1" calcext:value-type="float">
            <text:p>465.1</text:p>
          </table:table-cell>
          <table:table-cell office:value-type="string" calcext:value-type="string">
            <text:p>devel02.plafrim.cluster/results_cores18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0.589" calcext:value-type="float">
            <text:p>50.589</text:p>
          </table:table-cell>
          <table:table-cell office:value-type="float" office:value="395.3" calcext:value-type="float">
            <text:p>395.3</text:p>
          </table:table-cell>
          <table:table-cell office:value-type="string" calcext:value-type="string">
            <text:p>devel02.plafrim.cluster/results_cores18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2.72" calcext:value-type="float">
            <text:p>42.72</text:p>
          </table:table-cell>
          <table:table-cell office:value-type="float" office:value="468.2" calcext:value-type="float">
            <text:p>468.2</text:p>
          </table:table-cell>
          <table:table-cell office:value-type="string" calcext:value-type="string">
            <text:p>devel02.plafrim.cluster/results_cores18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0.66" calcext:value-type="float">
            <text:p>50.66</text:p>
          </table:table-cell>
          <table:table-cell office:value-type="float" office:value="394.8" calcext:value-type="float">
            <text:p>394.8</text:p>
          </table:table-cell>
          <table:table-cell office:value-type="string" calcext:value-type="string">
            <text:p>devel02.plafrim.cluster/results_cores18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2.78" calcext:value-type="float">
            <text:p>42.78</text:p>
          </table:table-cell>
          <table:table-cell office:value-type="float" office:value="467.5" calcext:value-type="float">
            <text:p>467.5</text:p>
          </table:table-cell>
          <table:table-cell office:value-type="string" calcext:value-type="string">
            <text:p>devel02.plafrim.cluster/results_cores18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87];[Sheet1.$A89];[Sheet1.$A91])" office:value-type="float" office:value="50.747" calcext:value-type="float">
            <text:p>50.747</text:p>
          </table:table-cell>
          <table:table-cell table:style-name="ce11" table:formula="of:=STDEV([Sheet1.$A87];[Sheet1.$A89];[Sheet1.$A91])" office:value-type="float" office:value="0.215125544740739" calcext:value-type="float">
            <text:p>0.215125544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88];[Sheet1.$A90];[Sheet1.$A92])" office:value-type="float" office:value="42.8336666666667" calcext:value-type="float">
            <text:p>42.8336666667</text:p>
          </table:table-cell>
          <table:table-cell table:style-name="ce11" table:formula="of:=STDEV([Sheet1.$A88];[Sheet1.$A90];[Sheet1.$A92])" office:value-type="float" office:value="0.147987612094165" calcext:value-type="float">
            <text:p>0.147987612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float" office:value="64.248" calcext:value-type="float">
            <text:p>64.24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devel02.plafrim.cluster/results_cores18_g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59.708" calcext:value-type="float">
            <text:p>59.70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vel02.plafrim.cluster/results_cores18_g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64.923" calcext:value-type="float">
            <text:p>64.923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devel02.plafrim.cluster/results_cores18_g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59.851" calcext:value-type="float">
            <text:p>59.85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devel02.plafrim.cluster/results_cores18_g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65.148" calcext:value-type="float">
            <text:p>65.14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vel02.plafrim.cluster/results_cores18_g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9.737" calcext:value-type="float">
            <text:p>59.737</text:p>
          </table:table-cell>
          <table:table-cell office:value-type="float" office:value="334.8" calcext:value-type="float">
            <text:p>334.8</text:p>
          </table:table-cell>
          <table:table-cell office:value-type="string" calcext:value-type="string">
            <text:p>devel02.plafrim.cluster/results_cores18_g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98];[Sheet1.$A100];[Sheet1.$A102])" office:value-type="float" office:value="64.773" calcext:value-type="float">
            <text:p>64.773</text:p>
          </table:table-cell>
          <table:table-cell table:style-name="ce11" table:formula="of:=STDEV([Sheet1.$A98];[Sheet1.$A100];[Sheet1.$A102])" office:value-type="float" office:value="0.468374849879876" calcext:value-type="float">
            <text:p>0.4683748499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99];[Sheet1.$A101];[Sheet1.$A103])" office:value-type="float" office:value="59.7653333333333" calcext:value-type="float">
            <text:p>59.7653333333</text:p>
          </table:table-cell>
          <table:table-cell table:style-name="ce11" table:formula="of:=STDEV([Sheet1.$A99];[Sheet1.$A101];[Sheet1.$A103])" office:value-type="float" office:value="0.0755932095715832" calcext:value-type="float">
            <text:p>0.0755932096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</text:p>
          </table:table-cell>
          <table:table-cell table:number-columns-repeated="14"/>
        </table:table-row>
        <table:table-row table:style-name="ro2">
          <table:table-cell office:value-type="float" office:value="51.317" calcext:value-type="float">
            <text:p>51.317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bora009.plafrim.cluster/results_cores18_icc_grid64_nb200_steps100_seed0_run0_pic_barsamian_single.txt</text:p>
          </table:table-cell>
          <table:table-cell table:style-name="ce17" table:number-columns-repeated="5"/>
          <table:table-cell table:number-columns-repeated="7"/>
        </table:table-row>
        <table:table-row table:style-name="ro2">
          <table:table-cell office:value-type="float" office:value="51.334" calcext:value-type="float">
            <text:p>51.334</text:p>
          </table:table-cell>
          <table:table-cell office:value-type="float" office:value="389.6" calcext:value-type="float">
            <text:p>389.6</text:p>
          </table:table-cell>
          <table:table-cell office:value-type="string" calcext:value-type="string">
            <text:p>bora009.plafrim.cluster/results_cores18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1.439" calcext:value-type="float">
            <text:p>51.439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bora009.plafrim.cluster/results_cores18_icc_grid64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2" office:value-type="float" office:value="51.242" calcext:value-type="float">
            <text:p>51.242</text:p>
          </table:table-cell>
          <table:table-cell office:value-type="float" office:value="390.3" calcext:value-type="float">
            <text:p>390.3</text:p>
          </table:table-cell>
          <table:table-cell office:value-type="string" calcext:value-type="string">
            <text:p>bora009.plafrim.cluster/results_cores18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1.261" calcext:value-type="float">
            <text:p>51.261</text:p>
          </table:table-cell>
          <table:table-cell office:value-type="float" office:value="390.2" calcext:value-type="float">
            <text:p>390.2</text:p>
          </table:table-cell>
          <table:table-cell office:value-type="string" calcext:value-type="string">
            <text:p>bora009.plafrim.cluster/results_cores18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1.132" calcext:value-type="float">
            <text:p>51.132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bora009.plafrim.cluster/results_cores18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09];[Sheet1.$A111];[Sheet1.$A113])" office:value-type="float" office:value="51.339" calcext:value-type="float">
            <text:p>51.339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10];[Sheet1.$A112];[Sheet1.$A114])" office:value-type="float" office:value="51.236" calcext:value-type="float">
            <text:p>51.236</text:p>
          </table:table-cell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 500m</text:p>
          </table:table-cell>
          <table:table-cell table:number-columns-repeated="14"/>
        </table:table-row>
        <table:table-row table:style-name="ro2">
          <table:table-cell office:value-type="float" office:value="107.955" calcext:value-type="float">
            <text:p>107.955</text:p>
          </table:table-cell>
          <table:table-cell office:value-type="float" office:value="463.2" calcext:value-type="float">
            <text:p>463.2</text:p>
          </table:table-cell>
          <table:table-cell office:value-type="string" calcext:value-type="string">
            <text:p>bora009.plafrim.cluster/results_cores18_icc_grid64_nb5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04.58" calcext:value-type="float">
            <text:p>104.58</text:p>
          </table:table-cell>
          <table:table-cell office:value-type="float" office:value="478.1" calcext:value-type="float">
            <text:p>478.1</text:p>
          </table:table-cell>
          <table:table-cell office:value-type="string" calcext:value-type="string">
            <text:p>bora009.plafrim.cluster/results_cores18_icc_grid64_nb5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107.923" calcext:value-type="float">
            <text:p>107.923</text:p>
          </table:table-cell>
          <table:table-cell office:value-type="float" office:value="463.3" calcext:value-type="float">
            <text:p>463.3</text:p>
          </table:table-cell>
          <table:table-cell office:value-type="string" calcext:value-type="string">
            <text:p>bora009.plafrim.cluster/results_cores18_icc_grid64_nb5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103.681" calcext:value-type="float">
            <text:p>103.681</text:p>
          </table:table-cell>
          <table:table-cell office:value-type="float" office:value="482.2" calcext:value-type="float">
            <text:p>482.2</text:p>
          </table:table-cell>
          <table:table-cell office:value-type="string" calcext:value-type="string">
            <text:p>bora009.plafrim.cluster/results_cores18_icc_grid64_nb5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107.86" calcext:value-type="float">
            <text:p>107.86</text:p>
          </table:table-cell>
          <table:table-cell office:value-type="float" office:value="463.6" calcext:value-type="float">
            <text:p>463.6</text:p>
          </table:table-cell>
          <table:table-cell office:value-type="string" calcext:value-type="string">
            <text:p>bora009.plafrim.cluster/results_cores18_icc_grid64_nb5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103.418" calcext:value-type="float">
            <text:p>103.418</text:p>
          </table:table-cell>
          <table:table-cell office:value-type="float" office:value="483.5" calcext:value-type="float">
            <text:p>483.5</text:p>
          </table:table-cell>
          <table:table-cell office:value-type="string" calcext:value-type="string">
            <text:p>bora009.plafrim.cluster/results_cores18_icc_grid64_nb5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22];[Sheet1.$A124];[Sheet1.$A126])" office:value-type="float" office:value="107.912666666667" calcext:value-type="float">
            <text:p>107.9126666667</text:p>
          </table:table-cell>
          <table:table-cell table:style-name="ce11" table:formula="of:=STDEV([Sheet1.$A123];[Sheet1.$A125];[Sheet1.$A127])" office:value-type="float" office:value="0.609318471737068" calcext:value-type="float">
            <text:p>0.609318471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23];[Sheet1.$A125];[Sheet1.$A127])" office:value-type="float" office:value="103.893" calcext:value-type="float">
            <text:p>103.893</text:p>
          </table:table-cell>
          <table:table-cell table:style-name="ce11" table:formula="of:=STDEV([Sheet1.$A124];[Sheet1.$A126];[Sheet1.$A207])" office:value-type="float" office:value="0.0445477272147542" calcext:value-type="float">
            <text:p>0.0445477272</text:p>
          </table:table-cell>
          <table:table-cell table:number-columns-repeated="1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2000m</text:p>
          </table:table-cell>
          <table:table-cell table:number-columns-repeated="14"/>
        </table:table-row>
        <table:table-row table:style-name="ro2">
          <table:table-cell office:value-type="float" office:value="475.977" calcext:value-type="float">
            <text:p>475.977</text:p>
          </table:table-cell>
          <table:table-cell office:value-type="float" office:value="420.2" calcext:value-type="float">
            <text:p>420.2</text:p>
          </table:table-cell>
          <table:table-cell table:style-name="ce14" office:value-type="string" calcext:value-type="string">
            <text:p>bora043.plafrim.cluster/results_cores18_icc_grid64_nb2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01.649" calcext:value-type="float">
            <text:p>401.649</text:p>
          </table:table-cell>
          <table:table-cell office:value-type="float" office:value="497.9" calcext:value-type="float">
            <text:p>497.9</text:p>
          </table:table-cell>
          <table:table-cell table:style-name="ce11" office:value-type="string" calcext:value-type="string">
            <text:p>bora043.plafrim.cluster/results_cores18_icc_grid64_nb20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475.584" calcext:value-type="float">
            <text:p>475.584</text:p>
          </table:table-cell>
          <table:table-cell office:value-type="float" office:value="420.5" calcext:value-type="float">
            <text:p>420.5</text:p>
          </table:table-cell>
          <table:table-cell table:style-name="ce11" office:value-type="string" calcext:value-type="string">
            <text:p>bora043.plafrim.cluster/results_cores18_icc_grid64_nb20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02.024" calcext:value-type="float">
            <text:p>402.024</text:p>
          </table:table-cell>
          <table:table-cell office:value-type="float" office:value="497.5" calcext:value-type="float">
            <text:p>497.5</text:p>
          </table:table-cell>
          <table:table-cell office:value-type="string" calcext:value-type="string">
            <text:p>bora043.plafrim.cluster/results_cores18_icc_grid64_nb20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485.618" calcext:value-type="float">
            <text:p>485.618</text:p>
          </table:table-cell>
          <table:table-cell office:value-type="float" office:value="411.8" calcext:value-type="float">
            <text:p>411.8</text:p>
          </table:table-cell>
          <table:table-cell office:value-type="string" calcext:value-type="string">
            <text:p>bora043.plafrim.cluster/results_cores18_icc_grid64_nb20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02.979" calcext:value-type="float">
            <text:p>402.979</text:p>
          </table:table-cell>
          <table:table-cell office:value-type="float" office:value="496.3" calcext:value-type="float">
            <text:p>496.3</text:p>
          </table:table-cell>
          <table:table-cell office:value-type="string" calcext:value-type="string">
            <text:p>bora043.plafrim.cluster/results_cores18_icc_grid64_nb20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34];[Sheet1.$A136];[Sheet1.$A138])" office:value-type="float" office:value="479.059666666667" calcext:value-type="float">
            <text:p>479.059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35];[Sheet1.$A137];[Sheet1.$A139])" office:value-type="float" office:value="402.217333333333" calcext:value-type="float">
            <text:p>402.217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1000m</text:p>
          </table:table-cell>
          <table:table-cell table:number-columns-repeated="14"/>
        </table:table-row>
        <table:table-row table:style-name="ro2">
          <table:table-cell office:value-type="float" office:value="199.145" calcext:value-type="float">
            <text:p>199.145</text:p>
          </table:table-cell>
          <table:table-cell office:value-type="float" office:value="502.1" calcext:value-type="float">
            <text:p>502.1</text:p>
          </table:table-cell>
          <table:table-cell table:style-name="ce14" office:value-type="string" calcext:value-type="string">
            <text:p>bora002.plafrim.cluster/results_cores18_icc_grid64_nb1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87.962" calcext:value-type="float">
            <text:p>187.962</text:p>
          </table:table-cell>
          <table:table-cell office:value-type="float" office:value="532" calcext:value-type="float">
            <text:p>532</text:p>
          </table:table-cell>
          <table:table-cell table:style-name="ce11" office:value-type="string" calcext:value-type="string">
            <text:p>bora002.plafrim.cluster/results_cores18_icc_grid64_nb1000_steps100_seed0_run0_pic_optimized_single.txt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48];[Sheet1.$A150];[Sheet1.$A152])" office:value-type="float" office:value="199.145" calcext:value-type="float">
            <text:p>199.145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49];[Sheet1.$A151];[Sheet1.$A153])" office:value-type="float" office:value="187.962" calcext:value-type="float">
            <text:p>187.96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</text:p>
          </table:table-cell>
          <table:table-cell table:style-name="ce11" table:number-columns-repeated="2"/>
          <table:table-cell table:number-columns-repeated="12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20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70.224" calcext:value-type="float">
            <text:p>270.224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beg/results_cores4_icc_grid64_nb200_steps100_seed4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1.242" calcext:value-type="float">
            <text:p>221.242</text:p>
          </table:table-cell>
          <table:table-cell table:style-name="ce11" office:value-type="float" office:value="90.4" calcext:value-type="float">
            <text:p>90.4</text:p>
          </table:table-cell>
          <table:table-cell table:style-name="ce11" office:value-type="string" calcext:value-type="string">
            <text:p>beg/results_cores4_icc_grid64_nb200_steps100_seed4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63.072" calcext:value-type="float">
            <text:p>263.07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beg/results_cores4_icc_grid64_nb200_steps100_seed5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3.514" calcext:value-type="float">
            <text:p>223.514</text:p>
          </table:table-cell>
          <table:table-cell table:style-name="ce11" office:value-type="float" office:value="89.5" calcext:value-type="float">
            <text:p>89.5</text:p>
          </table:table-cell>
          <table:table-cell table:style-name="ce11" office:value-type="string" calcext:value-type="string">
            <text:p>beg/results_cores4_icc_grid64_nb200_steps100_seed5_run2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64.134" calcext:value-type="float">
            <text:p>264.134</text:p>
          </table:table-cell>
          <table:table-cell table:style-name="ce11" office:value-type="float" office:value="75.7" calcext:value-type="float">
            <text:p>75.7</text:p>
          </table:table-cell>
          <table:table-cell table:style-name="ce11" office:value-type="string" calcext:value-type="string">
            <text:p>beg/results_cores4_icc_grid64_nb200_steps100_seed6_run3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4.916" calcext:value-type="float">
            <text:p>224.916</text:p>
          </table:table-cell>
          <table:table-cell table:style-name="ce11" office:value-type="float" office:value="88.9" calcext:value-type="float">
            <text:p>88.9</text:p>
          </table:table-cell>
          <table:table-cell table:style-name="ce11" office:value-type="string" calcext:value-type="string">
            <text:p>beg/results_cores4_icc_grid64_nb200_steps100_seed6_run3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72.788" calcext:value-type="float">
            <text:p>272.788</text:p>
          </table:table-cell>
          <table:table-cell table:style-name="ce11" office:value-type="float" office:value="73.3" calcext:value-type="float">
            <text:p>73.3</text:p>
          </table:table-cell>
          <table:table-cell table:style-name="ce11" office:value-type="string" calcext:value-type="string">
            <text:p>beg/results_cores4_icc_grid64_nb200_steps100_seed7_run4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4.135" calcext:value-type="float">
            <text:p>234.135</text:p>
          </table:table-cell>
          <table:table-cell table:style-name="ce11" office:value-type="float" office:value="85.4" calcext:value-type="float">
            <text:p>85.4</text:p>
          </table:table-cell>
          <table:table-cell table:style-name="ce11" office:value-type="string" calcext:value-type="string">
            <text:p>beg/results_cores4_icc_grid64_nb200_steps100_seed7_run4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80.155" calcext:value-type="float">
            <text:p>280.155</text:p>
          </table:table-cell>
          <table:table-cell table:style-name="ce11" office:value-type="float" office:value="71.4" calcext:value-type="float">
            <text:p>71.4</text:p>
          </table:table-cell>
          <table:table-cell table:style-name="ce11" office:value-type="string" calcext:value-type="string">
            <text:p>beg/results_cores4_icc_grid64_nb200_steps100_seed8_run5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8.741" calcext:value-type="float">
            <text:p>238.741</text:p>
          </table:table-cell>
          <table:table-cell table:style-name="ce11" office:value-type="float" office:value="83.8" calcext:value-type="float">
            <text:p>83.8</text:p>
          </table:table-cell>
          <table:table-cell table:style-name="ce11" office:value-type="string" calcext:value-type="string">
            <text:p>beg/results_cores4_icc_grid64_nb200_steps100_seed8_run5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81.693" calcext:value-type="float">
            <text:p>281.69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beg/results_cores4_icc_grid64_nb200_steps100_seed9_run6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1.923" calcext:value-type="float">
            <text:p>231.923</text:p>
          </table:table-cell>
          <table:table-cell table:style-name="ce11" office:value-type="float" office:value="86.2" calcext:value-type="float">
            <text:p>86.2</text:p>
          </table:table-cell>
          <table:table-cell table:style-name="ce11" office:value-type="string" calcext:value-type="string">
            <text:p>beg/results_cores4_icc_grid64_nb200_steps100_seed9_run6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172];[Sheet1.$A174];[Sheet1.$A176];[.A170];[.A168];[.A166];[.A164];[.A162];[.A160])" office:value-type="float" office:value="272.845777777778" calcext:value-type="float">
            <text:p>272.8457777778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173];[Sheet1.$A175];[Sheet1.$A177];[.A171];[.A169];[.A167];[.A165];[.A163];[.A161])" office:value-type="float" office:value="231.241222222222" calcext:value-type="float">
            <text:p>231.241222222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before</text:p>
          </table:table-cell>
          <table:table-cell table:number-columns-repeated="14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20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83];[Sheet1.$A185];[Sheet1.$A187])" office:value-type="float" office:value="274.515333333333" calcext:value-type="float">
            <text:p>274.515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84];[Sheet1.$A186];[Sheet1.$A188])" office:value-type="float" office:value="235.566666666667" calcext:value-type="float">
            <text:p>235.566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barsamian x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style-name="ce21" table:number-columns-repeated="3"/>
          <table:table-cell table:style-name="ce25" office:value-type="string" calcext:value-type="string">
            <text:p>30,8</text:p>
          </table:table-cell>
          <table:table-cell table:style-name="ce25"/>
          <table:table-cell/>
          <table:table-cell table:formula="of:=[Sheet1.D197]*[Sheet1.D197]*[Sheet1.D197]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1" table:number-columns-repeated="3"/>
          <table:table-cell table:style-name="ce26"/>
          <table:table-cell table:style-name="ce25"/>
          <table:table-cell table:number-columns-repeated="4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4"/>
          <table:table-cell table:style-name="ce19" office:value-type="string" calcext:value-type="string" table:number-columns-spanned="2" table:number-rows-spanned="1">
            <text:p>socket</text:p>
          </table:table-cell>
          <table:covered-table-cell table:style-name="ce14"/>
          <table:table-cell table:style-name="ce14" table:number-columns-repeated="3"/>
          <table:table-cell table:style-name="ce19" office:value-type="string" calcext:value-type="string" table:number-columns-spanned="3" table:number-rows-spanned="1">
            <text:p>exectime</text:p>
          </table:table-cell>
          <table:covered-table-cell table:number-columns-repeated="2" table:style-name="ce14"/>
          <table:table-cell table:style-name="ce14" office:value-type="string" calcext:value-type="string">
            <text:p>million part per sec per core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5" office:value-type="string" calcext:value-type="string">
            <text:p>machine</text:p>
          </table:table-cell>
          <table:table-cell table:style-name="ce15" office:value-type="string" calcext:value-type="string">
            <text:p>ram (GB)</text:p>
          </table:table-cell>
          <table:table-cell table:style-name="ce15" office:value-type="string" calcext:value-type="string">
            <text:p>cores</text:p>
          </table:table-cell>
          <table:table-cell table:style-name="ce15" office:value-type="string" calcext:value-type="string">
            <text:p>Gridside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m. particles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string" calcext:value-type="string">
            <text:p>grid</text:p>
          </table:table-cell>
          <table:table-cell table:style-name="ce29" office:value-type="string" calcext:value-type="string">
            <text:p>particles</text:p>
          </table:table-cell>
          <table:table-cell table:style-name="ce29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13"/>
          <table:table-cell table:style-name="ce29"/>
        </table:table-row>
        <table:table-row table:style-name="ro1">
          <table:table-cell table:style-name="ce16" table:formula="of:=[.A86]" office:value-type="string" office:string-value="bora32 " calcext:value-type="string">
            <text:p>bora32 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94]" office:value-type="float" office:value="50.747" calcext:value-type="float">
            <text:p>50.75</text:p>
          </table:table-cell>
          <table:table-cell table:style-name="ce22" table:formula="of:=[.B95]" office:value-type="float" office:value="42.8336666666667" calcext:value-type="float">
            <text:p>42.83</text:p>
          </table:table-cell>
          <table:table-cell table:style-name="ce21" table:formula="of:=([Sheet1.H203]-[Sheet1.G203])/[Sheet1.H203]" office:value-type="percentage" office:value="-0.184745644002769" calcext:value-type="percentage">
            <text:p>-18.47%</text:p>
          </table:table-cell>
          <table:table-cell table:style-name="ce23" table:formula="of:=[Sheet1.$E203]*[Sheet1.$F203]/[Sheet1.G203]/[Sheet1.$C203]" office:value-type="float" office:value="21.895109289438" calcext:value-type="float">
            <text:p>21.9</text:p>
          </table:table-cell>
          <table:table-cell table:style-name="ce23" table:formula="of:=[Sheet1.$E203]*[Sheet1.$F203]/[Sheet1.H203]/[Sheet1.$C203]" office:value-type="float" office:value="25.9401353556263" calcext:value-type="float">
            <text:p>25.9</text:p>
          </table:table-cell>
          <table:table-cell table:style-name="ce30" table:formula="of:=([Sheet1.K203]-[Sheet1.J203])/[Sheet1.J203]" office:value-type="percentage" office:value="0.184745644002769" calcext:value-type="percentage">
            <text:p>18.5%</text:p>
          </table:table-cell>
          <table:table-cell table:formula="of:=[Sheet1.D203]*[Sheet1.D203]*[Sheet1.D203]" office:value-type="float" office:value="32768" calcext:value-type="float">
            <text:p>32768</text:p>
          </table:table-cell>
          <table:table-cell table:formula="of:=[Sheet1.F203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133]" office:value-type="string" office:string-value="Bora 64 ic 2000m" calcext:value-type="string">
            <text:p>Bora 64 ic 2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style-name="ce22" table:formula="of:=[.B141]" office:value-type="float" office:value="479.059666666667" calcext:value-type="float">
            <text:p>479.06</text:p>
          </table:table-cell>
          <table:table-cell table:style-name="ce22" table:formula="of:=[.B142]" office:value-type="float" office:value="402.217333333333" calcext:value-type="float">
            <text:p>402.22</text:p>
          </table:table-cell>
          <table:table-cell table:style-name="ce21" table:formula="of:=([Sheet1.H204]-[Sheet1.G204])/[Sheet1.H204]" office:value-type="percentage" office:value="-0.191046797253889" calcext:value-type="percentage">
            <text:p>-19.10%</text:p>
          </table:table-cell>
          <table:table-cell table:style-name="ce27" table:formula="of:=[Sheet1.$E204]*[Sheet1.$F204]/[Sheet1.G204]/[Sheet1.$C204]" office:value-type="float" office:value="23.1935850254793" calcext:value-type="float">
            <text:p>23.2</text:p>
          </table:table-cell>
          <table:table-cell table:style-name="ce27" table:formula="of:=[Sheet1.$E204]*[Sheet1.$F204]/[Sheet1.H204]/[Sheet1.$C204]" office:value-type="float" office:value="27.6246451614329" calcext:value-type="float">
            <text:p>27.6</text:p>
          </table:table-cell>
          <table:table-cell table:style-name="ce31" table:formula="of:=([Sheet1.K204]-[Sheet1.J204])/[Sheet1.J204]" office:value-type="percentage" office:value="0.191046797253889" calcext:value-type="percentage">
            <text:p>19.1%</text:p>
          </table:table-cell>
          <table:table-cell table:formula="of:=[Sheet1.D204]*[Sheet1.D204]*[Sheet1.D204]" office:value-type="float" office:value="262144" calcext:value-type="float">
            <text:p>262144</text:p>
          </table:table-cell>
          <table:table-cell table:formula="of:=[Sheet1.F204]*1000000" office:value-type="float" office:value="2000000000" calcext:value-type="float">
            <text:p>2000000000</text:p>
          </table:table-cell>
          <table:table-cell table:style-name="ce29"/>
        </table:table-row>
        <table:table-row table:style-name="ro1">
          <table:table-cell table:style-name="ce16" table:formula="of:=[.A147]" office:value-type="string" office:string-value="Bora 64 ic 1000m" calcext:value-type="string">
            <text:p>Bora 64 ic 1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22" table:formula="of:=[.B155]" office:value-type="float" office:value="199.145" calcext:value-type="float">
            <text:p>199.15</text:p>
          </table:table-cell>
          <table:table-cell table:style-name="ce22" table:formula="of:=[.B156]" office:value-type="float" office:value="187.962" calcext:value-type="float">
            <text:p>187.96</text:p>
          </table:table-cell>
          <table:table-cell table:style-name="ce21" table:formula="of:=([Sheet1.H205]-[Sheet1.G205])/[Sheet1.H205]" office:value-type="percentage" office:value="-0.0594960683542419" calcext:value-type="percentage">
            <text:p>-5.95%</text:p>
          </table:table-cell>
          <table:table-cell table:style-name="ce28" table:formula="of:=[Sheet1.$E205]*[Sheet1.$F205]/[Sheet1.G205]/[Sheet1.$C205]" office:value-type="float" office:value="27.8970376135758" calcext:value-type="float">
            <text:p>27.9</text:p>
          </table:table-cell>
          <table:table-cell table:style-name="ce28" table:formula="of:=[Sheet1.$E205]*[Sheet1.$F205]/[Sheet1.H205]/[Sheet1.$C205]" office:value-type="float" office:value="29.556801670314" calcext:value-type="float">
            <text:p>29.6</text:p>
          </table:table-cell>
          <table:table-cell table:style-name="ce32" table:formula="of:=([Sheet1.K205]-[Sheet1.J205])/[Sheet1.J205]" office:value-type="percentage" office:value="0.059496068354242" calcext:value-type="percentage">
            <text:p>5.9%</text:p>
          </table:table-cell>
          <table:table-cell table:formula="of:=[Sheet1.D205]*[Sheet1.D205]*[Sheet1.D205]" office:value-type="float" office:value="262144" calcext:value-type="float">
            <text:p>262144</text:p>
          </table:table-cell>
          <table:table-cell table:formula="of:=[Sheet1.F205]*1000000" office:value-type="float" office:value="1000000000" calcext:value-type="float">
            <text:p>1000000000</text:p>
          </table:table-cell>
          <table:table-cell table:style-name="ce29"/>
        </table:table-row>
        <table:table-row table:style-name="ro1">
          <table:table-cell table:style-name="ce16" table:formula="of:=[.A121]" office:value-type="string" office:string-value="Bora 64 icc 500m" calcext:value-type="string">
            <text:p>Bora 64 icc 5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22" table:formula="of:=[.B129]" office:value-type="float" office:value="107.912666666667" calcext:value-type="float">
            <text:p>107.91</text:p>
          </table:table-cell>
          <table:table-cell table:style-name="ce22" table:formula="of:=[.B130]" office:value-type="float" office:value="103.893" calcext:value-type="float">
            <text:p>103.89</text:p>
          </table:table-cell>
          <table:table-cell table:style-name="ce21" table:formula="of:=([Sheet1.H206]-[Sheet1.G206])/[Sheet1.H206]" office:value-type="percentage" office:value="-0.0386904475437872" calcext:value-type="percentage">
            <text:p>-3.87%</text:p>
          </table:table-cell>
          <table:table-cell table:style-name="ce28" table:formula="of:=[Sheet1.$E206]*[Sheet1.$F206]/[Sheet1.G206]/[Sheet1.$C206]" office:value-type="float" office:value="25.7409798458424" calcext:value-type="float">
            <text:p>25.7</text:p>
          </table:table-cell>
          <table:table-cell table:style-name="ce28" table:formula="of:=[Sheet1.$E206]*[Sheet1.$F206]/[Sheet1.H206]/[Sheet1.$C206]" office:value-type="float" office:value="26.7369098762937" calcext:value-type="float">
            <text:p>26.7</text:p>
          </table:table-cell>
          <table:table-cell table:style-name="ce32" table:formula="of:=([Sheet1.K206]-[Sheet1.J206])/[Sheet1.J206]" office:value-type="percentage" office:value="0.038690447543787" calcext:value-type="percentage">
            <text:p>3.9%</text:p>
          </table:table-cell>
          <table:table-cell table:formula="of:=[Sheet1.D206]*[Sheet1.D206]*[Sheet1.D206]" office:value-type="float" office:value="262144" calcext:value-type="float">
            <text:p>262144</text:p>
          </table:table-cell>
          <table:table-cell table:formula="of:=[Sheet1.F206]*1000000" office:value-type="float" office:value="500000000" calcext:value-type="float">
            <text:p>500000000</text:p>
          </table:table-cell>
          <table:table-cell table:style-name="ce29"/>
        </table:table-row>
        <table:table-row table:style-name="ro1">
          <table:table-cell table:style-name="ce16" table:formula="of:=[.A108]" office:value-type="string" office:string-value="Bora 64 icc" calcext:value-type="string">
            <text:p>Bora 64 icc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16]" office:value-type="float" office:value="51.339" calcext:value-type="float">
            <text:p>51.34</text:p>
          </table:table-cell>
          <table:table-cell table:style-name="ce22" table:formula="of:=[.B117]" office:value-type="float" office:value="51.236" calcext:value-type="float">
            <text:p>51.24</text:p>
          </table:table-cell>
          <table:table-cell table:style-name="ce21" table:formula="of:=([Sheet1.H207]-[Sheet1.G207])/[Sheet1.H207]" office:value-type="percentage" office:value="-0.00201030525411823" calcext:value-type="percentage">
            <text:p>-0.20%</text:p>
          </table:table-cell>
          <table:table-cell table:style-name="ce28" table:formula="of:=[Sheet1.$E207]*[Sheet1.$F207]/[Sheet1.G207]/[Sheet1.$C207]" office:value-type="float" office:value="21.6426325232496" calcext:value-type="float">
            <text:p>21.6</text:p>
          </table:table-cell>
          <table:table-cell table:style-name="ce28" table:formula="of:=[Sheet1.$E207]*[Sheet1.$F207]/[Sheet1.H207]/[Sheet1.$C207]" office:value-type="float" office:value="21.686140821124" calcext:value-type="float">
            <text:p>21.7</text:p>
          </table:table-cell>
          <table:table-cell table:style-name="ce32" table:formula="of:=([Sheet1.K207]-[Sheet1.J207])/[Sheet1.J207]" office:value-type="percentage" office:value="0.00201030525411824" calcext:value-type="percentage">
            <text:p>0.2%</text:p>
          </table:table-cell>
          <table:table-cell table:formula="of:=[Sheet1.D207]*[Sheet1.D207]*[Sheet1.D207]" office:value-type="float" office:value="262144" calcext:value-type="float">
            <text:p>262144</text:p>
          </table:table-cell>
          <table:table-cell table:formula="of:=[Sheet1.F207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97]" office:value-type="string" office:string-value="Bora 64" calcext:value-type="string">
            <text:p>Bora 64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05]" office:value-type="float" office:value="64.773" calcext:value-type="float">
            <text:p>64.77</text:p>
          </table:table-cell>
          <table:table-cell table:style-name="ce22" table:formula="of:=[.B106]" office:value-type="float" office:value="59.7653333333333" calcext:value-type="float">
            <text:p>59.77</text:p>
          </table:table-cell>
          <table:table-cell table:style-name="ce21" table:formula="of:=([Sheet1.H208]-[Sheet1.G208])/[Sheet1.H208]" office:value-type="percentage" office:value="-0.0837888184900951" calcext:value-type="percentage">
            <text:p>-8.38%</text:p>
          </table:table-cell>
          <table:table-cell table:style-name="ce23" table:formula="of:=[Sheet1.$E208]*[Sheet1.$F208]/[Sheet1.G208]/[Sheet1.$C208]" office:value-type="float" office:value="17.1539238743166" calcext:value-type="float">
            <text:p>17.2</text:p>
          </table:table-cell>
          <table:table-cell table:style-name="ce23" table:formula="of:=[Sheet1.$E208]*[Sheet1.$F208]/[Sheet1.H208]/[Sheet1.$C208]" office:value-type="float" office:value="18.5912308882147" calcext:value-type="float">
            <text:p>18.6</text:p>
          </table:table-cell>
          <table:table-cell table:style-name="ce30" table:formula="of:=([Sheet1.K208]-[Sheet1.J208])/[Sheet1.J208]" office:value-type="percentage" office:value="0.0837888184900951" calcext:value-type="percentage">
            <text:p>8.4%</text:p>
          </table:table-cell>
          <table:table-cell table:formula="of:=[Sheet1.D208]*[Sheet1.D208]*[Sheet1.D208]" office:value-type="float" office:value="262144" calcext:value-type="float">
            <text:p>262144</text:p>
          </table:table-cell>
          <table:table-cell table:formula="of:=[Sheet1.F208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90]" office:value-type="float" office:value="274.515333333333" calcext:value-type="float">
            <text:p>274.52</text:p>
          </table:table-cell>
          <table:table-cell table:style-name="ce22" table:formula="of:=[.B191]" office:value-type="float" office:value="235.566666666667" calcext:value-type="float">
            <text:p>235.57</text:p>
          </table:table-cell>
          <table:table-cell table:style-name="ce21" table:formula="of:=([Sheet1.H209]-[Sheet1.G209])/[Sheet1.H209]" office:value-type="percentage" office:value="-0.165340314136123" calcext:value-type="percentage">
            <text:p>-16.53%</text:p>
          </table:table-cell>
          <table:table-cell table:style-name="ce27" table:formula="of:=[Sheet1.$E209]*[Sheet1.$F209]/[Sheet1.G209]/[Sheet1.$C209]" office:value-type="float" office:value="18.2139188339207" calcext:value-type="float">
            <text:p>18.2</text:p>
          </table:table-cell>
          <table:table-cell table:style-name="ce27" table:formula="of:=[Sheet1.$E209]*[Sheet1.$F209]/[Sheet1.H209]/[Sheet1.$C209]" office:value-type="float" office:value="21.2254138955709" calcext:value-type="float">
            <text:p>21.2</text:p>
          </table:table-cell>
          <table:table-cell table:style-name="ce31" table:formula="of:=([Sheet1.K209]-[Sheet1.J209])/[Sheet1.J209]" office:value-type="percentage" office:value="0.165340314136123" calcext:value-type="percentage">
            <text:p>16.5%</text:p>
          </table:table-cell>
          <table:table-cell table:formula="of:=[Sheet1.D209]*[Sheet1.D209]*[Sheet1.D209]" office:value-type="float" office:value="262144" calcext:value-type="float">
            <text:p>262144</text:p>
          </table:table-cell>
          <table:table-cell table:formula="of:=[Sheet1.F209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79]" office:value-type="float" office:value="272.845777777778" calcext:value-type="float">
            <text:p>272.85</text:p>
          </table:table-cell>
          <table:table-cell table:style-name="ce22" table:formula="of:=[.B180]" office:value-type="float" office:value="231.241222222222" calcext:value-type="float">
            <text:p>231.24</text:p>
          </table:table-cell>
          <table:table-cell table:style-name="ce21" table:formula="of:=([Sheet1.H210]-[Sheet1.G210])/[Sheet1.H210]" office:value-type="percentage" office:value="-0.179918420927449" calcext:value-type="percentage">
            <text:p>-17.99%</text:p>
          </table:table-cell>
          <table:table-cell table:style-name="ce27" table:formula="of:=[Sheet1.$E210]*[Sheet1.$F210]/[Sheet1.G210]/[Sheet1.$C210]" office:value-type="float" office:value="18.32537062044" calcext:value-type="float">
            <text:p>18.3</text:p>
          </table:table-cell>
          <table:table-cell table:style-name="ce27" table:formula="of:=[Sheet1.$E210]*[Sheet1.$F210]/[Sheet1.H210]/[Sheet1.$C210]" office:value-type="float" office:value="21.6224423653799" calcext:value-type="float">
            <text:p>21.6</text:p>
          </table:table-cell>
          <table:table-cell table:style-name="ce31" table:formula="of:=([Sheet1.K210]-[Sheet1.J210])/[Sheet1.J210]" office:value-type="percentage" office:value="0.179918420927449" calcext:value-type="percentage">
            <text:p>18.0%</text:p>
          </table:table-cell>
          <table:table-cell table:formula="of:=[Sheet1.D210]*[Sheet1.D210]*[Sheet1.D210]" office:value-type="float" office:value="262144" calcext:value-type="float">
            <text:p>262144</text:p>
          </table:table-cell>
          <table:table-cell table:formula="of:=[Sheet1.F210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chargdell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24]" office:value-type="float" office:value="372.06" calcext:value-type="float">
            <text:p>372.06</text:p>
          </table:table-cell>
          <table:table-cell table:style-name="ce22" table:formula="of:=[.B25]" office:value-type="float" office:value="366.145" calcext:value-type="float">
            <text:p>366.15</text:p>
          </table:table-cell>
          <table:table-cell table:style-name="ce21" table:formula="of:=([Sheet1.H211]-[Sheet1.G211])/[Sheet1.H211]" office:value-type="percentage" office:value="-0.0161548020592935" calcext:value-type="percentage">
            <text:p>-1.62%</text:p>
          </table:table-cell>
          <table:table-cell table:style-name="ce23" table:formula="of:=[Sheet1.$E211]*[Sheet1.$F211]/[Sheet1.G211]/[Sheet1.$C211]" office:value-type="float" office:value="13.4386926839757" calcext:value-type="float">
            <text:p>13.4</text:p>
          </table:table-cell>
          <table:table-cell table:style-name="ce23" table:formula="of:=[Sheet1.$E211]*[Sheet1.$F211]/[Sheet1.H211]/[Sheet1.$C211]" office:value-type="float" office:value="13.655792104221" calcext:value-type="float">
            <text:p>13.7</text:p>
          </table:table-cell>
          <table:table-cell table:style-name="ce30" table:formula="of:=([Sheet1.K211]-[Sheet1.J211])/[Sheet1.J211]" office:value-type="percentage" office:value="0.0161548020592936" calcext:value-type="percentage">
            <text:p>1.6%</text:p>
          </table:table-cell>
          <table:table-cell table:formula="of:=[Sheet1.D211]*[Sheet1.D211]*[Sheet1.D211]" office:value-type="float" office:value="32768" calcext:value-type="float">
            <text:p>32768</text:p>
          </table:table-cell>
          <table:table-cell table:formula="of:=[Sheet1.F211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Sheet1.A4]" office:value-type="string" office:string-value="chargdell" calcext:value-type="string">
            <text:p>chargdel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12]" office:value-type="float" office:value="96.6206666666667" calcext:value-type="float">
            <text:p>96.62</text:p>
          </table:table-cell>
          <table:table-cell table:style-name="ce22" table:formula="of:=[Sheet1.B13]" office:value-type="float" office:value="87.1316666666667" calcext:value-type="float">
            <text:p>87.13</text:p>
          </table:table-cell>
          <table:table-cell table:style-name="ce21" table:formula="of:=([Sheet1.H212]-[Sheet1.G212])/[Sheet1.H212]" office:value-type="percentage" office:value="-0.108904148893437" calcext:value-type="percentage">
            <text:p>-10.89%</text:p>
          </table:table-cell>
          <table:table-cell table:style-name="ce23" table:formula="of:=[Sheet1.$E212]*[Sheet1.$F212]/[Sheet1.G212]/[Sheet1.$C212]" office:value-type="float" office:value="25.8743816022797" calcext:value-type="float">
            <text:p>25.9</text:p>
          </table:table-cell>
          <table:table-cell table:style-name="ce23" table:formula="of:=[Sheet1.$E212]*[Sheet1.$F212]/[Sheet1.H212]/[Sheet1.$C212]" office:value-type="float" office:value="28.69220910882" calcext:value-type="float">
            <text:p>28.7</text:p>
          </table:table-cell>
          <table:table-cell table:style-name="ce30" table:formula="of:=([Sheet1.K212]-[Sheet1.J212])/[Sheet1.J212]" office:value-type="percentage" office:value="0.108904148893437" calcext:value-type="percentage">
            <text:p>10.9%</text:p>
          </table:table-cell>
          <table:table-cell table:formula="of:=[Sheet1.D212]*[Sheet1.D212]*[Sheet1.D212]" office:value-type="float" office:value="32768" calcext:value-type="float">
            <text:p>32768</text:p>
          </table:table-cell>
          <table:table-cell table:formula="of:=[Sheet1.F212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28]" office:value-type="string" office:string-value="chargdell 500steps" calcext:value-type="string">
            <text:p>chargdell 500step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22" table:formula="of:=[Sheet1.B36]" office:value-type="float" office:value="456.985333333333" calcext:value-type="float">
            <text:p>456.99</text:p>
          </table:table-cell>
          <table:table-cell table:style-name="ce22" table:formula="of:=[Sheet1.B37]" office:value-type="float" office:value="417.848" calcext:value-type="float">
            <text:p>417.85</text:p>
          </table:table-cell>
          <table:table-cell table:style-name="ce21" table:formula="of:=([Sheet1.H213]-[Sheet1.G213])/[Sheet1.H213]" office:value-type="percentage" office:value="-0.0936640437032925" calcext:value-type="percentage">
            <text:p>-9.37%</text:p>
          </table:table-cell>
          <table:table-cell table:style-name="ce23" table:formula="of:=[Sheet1.$E213]*[Sheet1.$F213]/[Sheet1.G213]/[Sheet1.$C213]" office:value-type="float" office:value="27.3531754483732" calcext:value-type="float">
            <text:p>27.4</text:p>
          </table:table-cell>
          <table:table-cell table:style-name="ce23" table:formula="of:=[Sheet1.$E213]*[Sheet1.$F213]/[Sheet1.H213]/[Sheet1.$C213]" office:value-type="float" office:value="29.9151844689935" calcext:value-type="float">
            <text:p>29.9</text:p>
          </table:table-cell>
          <table:table-cell table:style-name="ce30" table:formula="of:=([Sheet1.K213]-[Sheet1.J213])/[Sheet1.J213]" office:value-type="percentage" office:value="0.0936640437032925" calcext:value-type="percentage">
            <text:p>9.4%</text:p>
          </table:table-cell>
          <table:table-cell table:formula="of:=[Sheet1.D213]*[Sheet1.D213]*[Sheet1.D213]" office:value-type="float" office:value="32768" calcext:value-type="float">
            <text:p>32768</text:p>
          </table:table-cell>
          <table:table-cell table:formula="of:=[Sheet1.F213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40]" office:value-type="string" office:string-value="teraram" calcext:value-type="string">
            <text:p>teraram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48]" office:value-type="float" office:value="91.489" calcext:value-type="float">
            <text:p>91.49</text:p>
          </table:table-cell>
          <table:table-cell table:style-name="ce22" table:formula="of:=[Sheet1.B49]" office:value-type="float" office:value="78.629" calcext:value-type="float">
            <text:p>78.63</text:p>
          </table:table-cell>
          <table:table-cell table:style-name="ce21" table:formula="of:=([Sheet1.H214]-[Sheet1.G214])/[Sheet1.H214]" office:value-type="percentage" office:value="-0.163552887611441" calcext:value-type="percentage">
            <text:p>-16.36%</text:p>
          </table:table-cell>
          <table:table-cell table:style-name="ce23" table:formula="of:=[Sheet1.$E214]*[Sheet1.$F214]/[Sheet1.G214]/[Sheet1.$C214]" office:value-type="float" office:value="10.9302757708577" calcext:value-type="float">
            <text:p>10.9</text:p>
          </table:table-cell>
          <table:table-cell table:style-name="ce23" table:formula="of:=[Sheet1.$E214]*[Sheet1.$F214]/[Sheet1.H214]/[Sheet1.$C214]" office:value-type="float" office:value="12.7179539355708" calcext:value-type="float">
            <text:p>12.7</text:p>
          </table:table-cell>
          <table:table-cell table:style-name="ce30" table:formula="of:=([Sheet1.K214]-[Sheet1.J214])/[Sheet1.J214]" office:value-type="percentage" office:value="0.163552887611441" calcext:value-type="percentage">
            <text:p>16.4%</text:p>
          </table:table-cell>
          <table:table-cell table:formula="of:=[Sheet1.D214]*[Sheet1.D214]*[Sheet1.D214]" office:value-type="float" office:value="32768" calcext:value-type="float">
            <text:p>32768</text:p>
          </table:table-cell>
          <table:table-cell table:formula="of:=[Sheet1.F214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51]" office:value-type="string" office:string-value="Teraram 4 cores" calcext:value-type="string">
            <text:p>Teraram 4 cores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59]" office:value-type="float" office:value="226.223" calcext:value-type="float">
            <text:p>226.22</text:p>
          </table:table-cell>
          <table:table-cell table:style-name="ce22" table:formula="of:=[Sheet1.B60]" office:value-type="float" office:value="175.472" calcext:value-type="float">
            <text:p>175.47</text:p>
          </table:table-cell>
          <table:table-cell table:style-name="ce21" table:formula="of:=([Sheet1.H215]-[Sheet1.G215])/[Sheet1.H215]" office:value-type="percentage" office:value="-0.289225631439774" calcext:value-type="percentage">
            <text:p>-28.92%</text:p>
          </table:table-cell>
          <table:table-cell table:style-name="ce23" table:formula="of:=[Sheet1.$E215]*[Sheet1.$F215]/[Sheet1.G215]/[Sheet1.$C215]" office:value-type="float" office:value="11.0510425553547" calcext:value-type="float">
            <text:p>11.1</text:p>
          </table:table-cell>
          <table:table-cell table:style-name="ce23" table:formula="of:=[Sheet1.$E215]*[Sheet1.$F215]/[Sheet1.H215]/[Sheet1.$C215]" office:value-type="float" office:value="14.2472873164949" calcext:value-type="float">
            <text:p>14.2</text:p>
          </table:table-cell>
          <table:table-cell table:style-name="ce30" table:formula="of:=([Sheet1.K215]-[Sheet1.J215])/[Sheet1.J215]" office:value-type="percentage" office:value="0.289225631439774" calcext:value-type="percentage">
            <text:p>28.9%</text:p>
          </table:table-cell>
          <table:table-cell table:formula="of:=[Sheet1.D215]*[Sheet1.D215]*[Sheet1.D215]" office:value-type="float" office:value="32768" calcext:value-type="float">
            <text:p>32768</text:p>
          </table:table-cell>
          <table:table-cell table:formula="of:=[Sheet1.F215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62]" office:value-type="string" office:string-value="teraram grid64 " calcext:value-type="string">
            <text:p>teraram grid64 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style-name="ce16" table:formula="of:=[Sheet1.B70]" office:value-type="float" office:value="522.2535" calcext:value-type="float">
            <text:p>522.2535</text:p>
          </table:table-cell>
          <table:table-cell table:style-name="ce16" table:formula="of:=[Sheet1.B71]" office:value-type="float" office:value="454.2955" calcext:value-type="float">
            <text:p>454.2955</text:p>
          </table:table-cell>
          <table:table-cell table:style-name="ce21" table:formula="of:=([Sheet1.H216]-[Sheet1.G216])/[Sheet1.H216]" office:value-type="percentage" office:value="-0.149589859463719" calcext:value-type="percentage">
            <text:p>-14.96%</text:p>
          </table:table-cell>
          <table:table-cell table:style-name="ce23" table:formula="of:=[Sheet1.$E216]*[Sheet1.$F216]/[Sheet1.G216]/[Sheet1.$C216]" office:value-type="float" office:value="6.37621385017046" calcext:value-type="float">
            <text:p>6.4</text:p>
          </table:table-cell>
          <table:table-cell table:style-name="ce23" table:formula="of:=[Sheet1.$E216]*[Sheet1.$F216]/[Sheet1.H216]/[Sheet1.$C216]" office:value-type="float" office:value="7.33003078392808" calcext:value-type="float">
            <text:p>7.3</text:p>
          </table:table-cell>
          <table:table-cell table:style-name="ce30" table:formula="of:=([Sheet1.K216]-[Sheet1.J216])/[Sheet1.J216]" office:value-type="percentage" office:value="0.149589859463719" calcext:value-type="percentage">
            <text:p>15.0%</text:p>
          </table:table-cell>
          <table:table-cell table:formula="of:=[Sheet1.D216]*[Sheet1.D216]*[Sheet1.D216]" office:value-type="float" office:value="262144" calcext:value-type="float">
            <text:p>262144</text:p>
          </table:table-cell>
          <table:table-cell table:formula="of:=[Sheet1.F216]*1000000" office:value-type="float" office:value="333000000" calcext:value-type="float">
            <text:p>333000000</text:p>
          </table:table-cell>
          <table:table-cell/>
        </table:table-row>
        <table:table-row table:style-name="ro1">
          <table:table-cell table:style-name="ce16" table:formula="of:=[Sheet1.A73]" office:value-type="string" office:string-value="gc5" calcext:value-type="string">
            <text:p>gc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Sheet1.B81]" office:value-type="float" office:value="130.049666666667" calcext:value-type="float">
            <text:p>130.0496666667</text:p>
          </table:table-cell>
          <table:table-cell table:style-name="ce16" table:formula="of:=[Sheet1.B82]" office:value-type="float" office:value="118.776666666667" calcext:value-type="float">
            <text:p>118.7766666667</text:p>
          </table:table-cell>
          <table:table-cell table:style-name="ce21" table:formula="of:=([Sheet1.H217]-[Sheet1.G217])/[Sheet1.H217]" office:value-type="percentage" office:value="-0.0949092133696294" calcext:value-type="percentage">
            <text:p>-9.49%</text:p>
          </table:table-cell>
          <table:table-cell table:style-name="ce23" table:formula="of:=[Sheet1.$E217]*[Sheet1.$F217]/[Sheet1.G217]/[Sheet1.$C217]" office:value-type="float" office:value="7.68936995865682" calcext:value-type="float">
            <text:p>7.7</text:p>
          </table:table-cell>
          <table:table-cell table:style-name="ce23" table:formula="of:=[Sheet1.$E217]*[Sheet1.$F217]/[Sheet1.H217]/[Sheet1.$C217]" office:value-type="float" office:value="8.419162012741" calcext:value-type="float">
            <text:p>8.4</text:p>
          </table:table-cell>
          <table:table-cell table:style-name="ce30" table:formula="of:=([Sheet1.K217]-[Sheet1.J217])/[Sheet1.J217]" office:value-type="percentage" office:value="0.0949092133696294" calcext:value-type="percentage">
            <text:p>9.5%</text:p>
          </table:table-cell>
          <table:table-cell table:formula="of:=[Sheet1.D217]*[Sheet1.D217]*[Sheet1.D217]" office:value-type="float" office:value="32768" calcext:value-type="float">
            <text:p>32768</text:p>
          </table:table-cell>
          <table:table-cell table:formula="of:=[Sheet1.F217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304]" office:value-type="string" office:string-value="gc5 icc check variance" calcext:value-type="string">
            <text:p>gc5 icc check varianc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312]" office:value-type="float" office:value="96.695" calcext:value-type="float">
            <text:p>96.695</text:p>
          </table:table-cell>
          <table:table-cell table:style-name="ce16" table:formula="of:=[.B313]" office:value-type="float" office:value="88.2633333333333" calcext:value-type="float">
            <text:p>88.2633333333</text:p>
          </table:table-cell>
          <table:table-cell table:style-name="ce21" table:formula="of:=([Sheet1.H218]-[Sheet1.G218])/[Sheet1.H218]" office:value-type="percentage" office:value="-0.0955285320442614" calcext:value-type="percentage">
            <text:p>-9.55%</text:p>
          </table:table-cell>
          <table:table-cell table:style-name="ce27" table:formula="of:=[Sheet1.$E218]*[Sheet1.$F218]/[Sheet1.G218]/[Sheet1.$C218]" office:value-type="float" office:value="10.3417963700295" calcext:value-type="float">
            <text:p>10.3</text:p>
          </table:table-cell>
          <table:table-cell table:style-name="ce27" table:formula="of:=[Sheet1.$E218]*[Sheet1.$F218]/[Sheet1.H218]/[Sheet1.$C218]" office:value-type="float" office:value="11.3297329959591" calcext:value-type="float">
            <text:p>11.3</text:p>
          </table:table-cell>
          <table:table-cell table:style-name="ce31" table:formula="of:=([Sheet1.K218]-[Sheet1.J218])/[Sheet1.J218]" office:value-type="percentage" office:value="0.0955285320442614" calcext:value-type="percentage">
            <text:p>9.6%</text:p>
          </table:table-cell>
          <table:table-cell table:formula="of:=[Sheet1.D218]*[Sheet1.D218]*[Sheet1.D218]" office:value-type="float" office:value="32768" calcext:value-type="float">
            <text:p>32768</text:p>
          </table:table-cell>
          <table:table-cell table:formula="of:=[Sheet1.F218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office:value-type="string" calcext:value-type="string">
            <text:p>gc5 icc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94]" office:value-type="float" office:value="96.7612857142857" calcext:value-type="float">
            <text:p>96.7612857143</text:p>
          </table:table-cell>
          <table:table-cell table:style-name="ce16" table:formula="of:=[.B295]" office:value-type="float" office:value="88.0124285714286" calcext:value-type="float">
            <text:p>88.0124285714</text:p>
          </table:table-cell>
          <table:table-cell table:style-name="ce21" table:formula="of:=([Sheet1.H219]-[Sheet1.G219])/[Sheet1.H219]" office:value-type="percentage" office:value="-0.0994047918556954" calcext:value-type="percentage">
            <text:p>-9.94%</text:p>
          </table:table-cell>
          <table:table-cell table:style-name="ce27" table:formula="of:=[Sheet1.$E219]*[Sheet1.$F219]/[Sheet1.G219]/[Sheet1.$C219]" office:value-type="float" office:value="10.3347117870341" calcext:value-type="float">
            <text:p>10.3</text:p>
          </table:table-cell>
          <table:table-cell table:style-name="ce27" table:formula="of:=[Sheet1.$E219]*[Sheet1.$F219]/[Sheet1.H219]/[Sheet1.$C219]" office:value-type="float" office:value="11.3620316611128" calcext:value-type="float">
            <text:p>11.4</text:p>
          </table:table-cell>
          <table:table-cell table:style-name="ce31" table:formula="of:=([Sheet1.K219]-[Sheet1.J219])/[Sheet1.J219]" office:value-type="percentage" office:value="0.0994047918556957" calcext:value-type="percentage">
            <text:p>9.9%</text:p>
          </table:table-cell>
          <table:table-cell table:formula="of:=[Sheet1.D219]*[Sheet1.D219]*[Sheet1.D219]" office:value-type="float" office:value="32768" calcext:value-type="float">
            <text:p>32768</text:p>
          </table:table-cell>
          <table:table-cell table:formula="of:=[Sheet1.F219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222]" office:value-type="string" office:string-value="gc5 icc many" calcext:value-type="string">
            <text:p>gc5 icc many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64]" office:value-type="float" office:value="96.68325" calcext:value-type="float">
            <text:p>96.68325</text:p>
          </table:table-cell>
          <table:table-cell table:style-name="ce16" table:formula="of:=[.B265]" office:value-type="float" office:value="88.31575" calcext:value-type="float">
            <text:p>88.31575</text:p>
          </table:table-cell>
          <table:table-cell table:style-name="ce21" table:formula="of:=([Sheet1.H220]-[Sheet1.G220])/[Sheet1.H220]" office:value-type="percentage" office:value="-0.0947452747669582" calcext:value-type="percentage">
            <text:p>-9.47%</text:p>
          </table:table-cell>
          <table:table-cell table:style-name="ce27" table:formula="of:=[Sheet1.$E220]*[Sheet1.$F220]/[Sheet1.G220]/[Sheet1.$C220]" office:value-type="float" office:value="10.3430532175946" calcext:value-type="float">
            <text:p>10.3</text:p>
          </table:table-cell>
          <table:table-cell table:style-name="ce27" table:formula="of:=[Sheet1.$E220]*[Sheet1.$F220]/[Sheet1.H220]/[Sheet1.$C220]" office:value-type="float" office:value="11.3230086366248" calcext:value-type="float">
            <text:p>11.3</text:p>
          </table:table-cell>
          <table:table-cell table:style-name="ce31" table:formula="of:=([Sheet1.K220]-[Sheet1.J220])/[Sheet1.J220]" office:value-type="percentage" office:value="0.0947452747669584" calcext:value-type="percentage">
            <text:p>9.5%</text:p>
          </table:table-cell>
          <table:table-cell table:formula="of:=[Sheet1.D220]*[Sheet1.D220]*[Sheet1.D220]" office:value-type="float" office:value="32768" calcext:value-type="float">
            <text:p>32768</text:p>
          </table:table-cell>
          <table:table-cell table:formula="of:=[Sheet1.F220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many</text:p>
          </table:table-cell>
          <table:table-cell table:number-columns-repeated="14"/>
        </table:table-row>
        <table:table-row table:style-name="ro1">
          <table:table-cell office:value-type="float" office:value="96.387" calcext:value-type="float">
            <text:p>96.387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7.935" calcext:value-type="float">
            <text:p>87.935</text:p>
          </table:table-cell>
          <table:table-cell office:value-type="float" office:value="227.4" calcext:value-type="float">
            <text:p>227.4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109" calcext:value-type="float">
            <text:p>96.109</text:p>
          </table:table-cell>
          <table:table-cell office:value-type="float" office:value="208.1" calcext:value-type="float">
            <text:p>208.1</text:p>
          </table:table-cell>
          <table:table-cell office:value-type="string" calcext:value-type="string">
            <text:p>icps-gc-5/results_cores10_icc_grid32_nb200_steps100_seed10_run10_pic_barsamian_single.txt</text:p>
          </table:table-cell>
          <table:table-cell table:number-columns-repeated="12"/>
        </table:table-row>
        <table:table-row table:style-name="ro1">
          <table:table-cell office:value-type="float" office:value="88.276" calcext:value-type="float">
            <text:p>88.276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0_run10_pic_optimized_single.txt</text:p>
          </table:table-cell>
          <table:table-cell table:number-columns-repeated="12"/>
        </table:table-row>
        <table:table-row table:style-name="ro1">
          <table:table-cell office:value-type="float" office:value="97.505" calcext:value-type="float">
            <text:p>97.505</text:p>
          </table:table-cell>
          <table:table-cell office:value-type="float" office:value="205.1" calcext:value-type="float">
            <text:p>205.1</text:p>
          </table:table-cell>
          <table:table-cell office:value-type="string" calcext:value-type="string">
            <text:p>icps-gc-5/results_cores10_icc_grid32_nb200_steps100_seed11_run11_pic_barsamian_single.txt</text:p>
          </table:table-cell>
          <table:table-cell table:number-columns-repeated="12"/>
        </table:table-row>
        <table:table-row table:style-name="ro1">
          <table:table-cell office:value-type="float" office:value="89.319" calcext:value-type="float">
            <text:p>89.319</text:p>
          </table:table-cell>
          <table:table-cell office:value-type="float" office:value="223.9" calcext:value-type="float">
            <text:p>223.9</text:p>
          </table:table-cell>
          <table:table-cell office:value-type="string" calcext:value-type="string">
            <text:p>icps-gc-5/results_cores10_icc_grid32_nb200_steps100_seed11_run11_pic_optimized_single.txt</text:p>
          </table:table-cell>
          <table:table-cell table:number-columns-repeated="12"/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icps-gc-5/results_cores10_icc_grid32_nb200_steps100_seed12_run12_pic_barsamian_single.txt</text:p>
          </table:table-cell>
          <table:table-cell table:number-columns-repeated="12"/>
        </table:table-row>
        <table:table-row table:style-name="ro1">
          <table:table-cell office:value-type="float" office:value="88.349" calcext:value-type="float">
            <text:p>88.349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12_run12_pic_optimized_single.txt</text:p>
          </table:table-cell>
          <table:table-cell table:number-columns-repeated="12"/>
        </table:table-row>
        <table:table-row table:style-name="ro1">
          <table:table-cell office:value-type="float" office:value="97.001" calcext:value-type="float">
            <text:p>97.001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13_run13_pic_barsamian_single.txt</text:p>
          </table:table-cell>
          <table:table-cell table:number-columns-repeated="12"/>
        </table:table-row>
        <table:table-row table:style-name="ro1">
          <table:table-cell office:value-type="float" office:value="87.931" calcext:value-type="float">
            <text:p>87.931</text:p>
          </table:table-cell>
          <table:table-cell office:value-type="float" office:value="227.5" calcext:value-type="float">
            <text:p>227.5</text:p>
          </table:table-cell>
          <table:table-cell office:value-type="string" calcext:value-type="string">
            <text:p>icps-gc-5/results_cores10_icc_grid32_nb200_steps100_seed13_run13_pic_optimized_single.txt</text:p>
          </table:table-cell>
          <table:table-cell table:number-columns-repeated="12"/>
        </table:table-row>
        <table:table-row table:style-name="ro1">
          <table:table-cell office:value-type="float" office:value="96.438" calcext:value-type="float">
            <text:p>96.438</text:p>
          </table:table-cell>
          <table:table-cell office:value-type="float" office:value="207.4" calcext:value-type="float">
            <text:p>207.4</text:p>
          </table:table-cell>
          <table:table-cell office:value-type="string" calcext:value-type="string">
            <text:p>icps-gc-5/results_cores10_icc_grid32_nb200_steps100_seed14_run14_pic_barsamian_single.txt</text:p>
          </table:table-cell>
          <table:table-cell table:number-columns-repeated="12"/>
        </table:table-row>
        <table:table-row table:style-name="ro1">
          <table:table-cell office:value-type="float" office:value="88.218" calcext:value-type="float">
            <text:p>88.218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4_run14_pic_optimized_single.txt</text:p>
          </table:table-cell>
          <table:table-cell table:number-columns-repeated="12"/>
        </table:table-row>
        <table:table-row table:style-name="ro1">
          <table:table-cell office:value-type="float" office:value="95.953" calcext:value-type="float">
            <text:p>95.953</text:p>
          </table:table-cell>
          <table:table-cell office:value-type="float" office:value="208.4" calcext:value-type="float">
            <text:p>208.4</text:p>
          </table:table-cell>
          <table:table-cell office:value-type="string" calcext:value-type="string">
            <text:p>icps-gc-5/results_cores10_icc_grid32_nb200_steps100_seed15_run15_pic_barsamian_single.txt</text:p>
          </table:table-cell>
          <table:table-cell table:number-columns-repeated="12"/>
        </table:table-row>
        <table:table-row table:style-name="ro1">
          <table:table-cell office:value-type="float" office:value="88.255" calcext:value-type="float">
            <text:p>88.255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5_run15_pic_optimized_single.txt</text:p>
          </table:table-cell>
          <table:table-cell table:number-columns-repeated="12"/>
        </table:table-row>
        <table:table-row table:style-name="ro1">
          <table:table-cell office:value-type="float" office:value="96.33" calcext:value-type="float">
            <text:p>96.33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16_run16_pic_barsamian_single.txt</text:p>
          </table:table-cell>
          <table:table-cell table:number-columns-repeated="12"/>
        </table:table-row>
        <table:table-row table:style-name="ro1">
          <table:table-cell office:value-type="float" office:value="88.275" calcext:value-type="float">
            <text:p>88.275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6_run16_pic_optimized_single.txt</text:p>
          </table:table-cell>
          <table:table-cell table:number-columns-repeated="12"/>
        </table:table-row>
        <table:table-row table:style-name="ro1">
          <table:table-cell office:value-type="float" office:value="96.615" calcext:value-type="float">
            <text:p>96.61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17_run17_pic_barsamian_single.txt</text:p>
          </table:table-cell>
          <table:table-cell table:number-columns-repeated="12"/>
        </table:table-row>
        <table:table-row table:style-name="ro1">
          <table:table-cell office:value-type="float" office:value="88.133" calcext:value-type="float">
            <text:p>88.133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17_run17_pic_optimized_single.txt</text:p>
          </table:table-cell>
          <table:table-cell table:number-columns-repeated="12"/>
        </table:table-row>
        <table:table-row table:style-name="ro1">
          <table:table-cell office:value-type="float" office:value="96.545" calcext:value-type="float">
            <text:p>96.545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18_run18_pic_barsamian_single.txt</text:p>
          </table:table-cell>
          <table:table-cell table:number-columns-repeated="12"/>
        </table:table-row>
        <table:table-row table:style-name="ro1">
          <table:table-cell office:value-type="float" office:value="88.063" calcext:value-type="float">
            <text:p>88.063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18_run18_pic_optimized_single.txt</text:p>
          </table:table-cell>
          <table:table-cell table:number-columns-repeated="12"/>
        </table:table-row>
        <table:table-row table:style-name="ro1">
          <table:table-cell office:value-type="float" office:value="96.642" calcext:value-type="float">
            <text:p>96.64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19_run19_pic_barsamian_single.txt</text:p>
          </table:table-cell>
          <table:table-cell table:number-columns-repeated="12"/>
        </table:table-row>
        <table:table-row table:style-name="ro1">
          <table:table-cell office:value-type="float" office:value="88.077" calcext:value-type="float">
            <text:p>88.077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19_run19_pic_optimized_single.txt</text:p>
          </table:table-cell>
          <table:table-cell table:number-columns-repeated="12"/>
        </table:table-row>
        <table:table-row table:style-name="ro1">
          <table:table-cell office:value-type="float" office:value="96.584" calcext:value-type="float">
            <text:p>96.584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041" calcext:value-type="float">
            <text:p>88.041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434" calcext:value-type="float">
            <text:p>96.434</text:p>
          </table:table-cell>
          <table:table-cell office:value-type="float" office:value="207.4" calcext:value-type="float">
            <text:p>207.4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8.155" calcext:value-type="float">
            <text:p>88.155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7.362" calcext:value-type="float">
            <text:p>97.362</text:p>
          </table:table-cell>
          <table:table-cell office:value-type="float" office:value="205.4" calcext:value-type="float">
            <text:p>205.4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63" calcext:value-type="float">
            <text:p>88.363</text:p>
          </table:table-cell>
          <table:table-cell office:value-type="float" office:value="226.3" calcext:value-type="float">
            <text:p>226.3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12"/>
        </table:table-row>
        <table:table-row table:style-name="ro1">
          <table:table-cell office:value-type="float" office:value="96.55" calcext:value-type="float">
            <text:p>96.55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8.41" calcext:value-type="float">
            <text:p>88.41</text:p>
          </table:table-cell>
          <table:table-cell office:value-type="float" office:value="226.2" calcext:value-type="float">
            <text:p>226.2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784" calcext:value-type="float">
            <text:p>96.784</text:p>
          </table:table-cell>
          <table:table-cell office:value-type="float" office:value="206.6" calcext:value-type="float">
            <text:p>206.6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7.997" calcext:value-type="float">
            <text:p>87.997</text:p>
          </table:table-cell>
          <table:table-cell office:value-type="float" office:value="227.3" calcext:value-type="float">
            <text:p>227.3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6.343" calcext:value-type="float">
            <text:p>96.343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8.355" calcext:value-type="float">
            <text:p>88.355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office:value-type="float" office:value="96.956" calcext:value-type="float">
            <text:p>96.956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7_run7_pic_barsamian_single.txt</text:p>
          </table:table-cell>
          <table:table-cell table:number-columns-repeated="12"/>
        </table:table-row>
        <table:table-row table:style-name="ro1">
          <table:table-cell office:value-type="float" office:value="88.138" calcext:value-type="float">
            <text:p>88.138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7_run7_pic_optimized_single.txt</text:p>
          </table:table-cell>
          <table:table-cell table:number-columns-repeated="12"/>
        </table:table-row>
        <table:table-row table:style-name="ro1">
          <table:table-cell office:value-type="float" office:value="96.85" calcext:value-type="float">
            <text:p>96.85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icps-gc-5/results_cores10_icc_grid32_nb200_steps100_seed8_run8_pic_barsamian_single.txt</text:p>
          </table:table-cell>
          <table:table-cell table:number-columns-repeated="12"/>
        </table:table-row>
        <table:table-row table:style-name="ro1">
          <table:table-cell office:value-type="float" office:value="89.46" calcext:value-type="float">
            <text:p>89.46</text:p>
          </table:table-cell>
          <table:table-cell office:value-type="float" office:value="223.6" calcext:value-type="float">
            <text:p>223.6</text:p>
          </table:table-cell>
          <table:table-cell office:value-type="string" calcext:value-type="string">
            <text:p>icps-gc-5/results_cores10_icc_grid32_nb200_steps100_seed8_run8_pic_optimized_single.txt</text:p>
          </table:table-cell>
          <table:table-cell table:number-columns-repeated="12"/>
        </table:table-row>
        <table:table-row table:style-name="ro1">
          <table:table-cell office:value-type="float" office:value="97.407" calcext:value-type="float">
            <text:p>97.407</text:p>
          </table:table-cell>
          <table:table-cell office:value-type="float" office:value="205.3" calcext:value-type="float">
            <text:p>205.3</text:p>
          </table:table-cell>
          <table:table-cell office:value-type="string" calcext:value-type="string">
            <text:p>icps-gc-5/results_cores10_icc_grid32_nb200_steps100_seed9_run9_pic_barsamian_single.txt</text:p>
          </table:table-cell>
          <table:table-cell table:number-columns-repeated="12"/>
        </table:table-row>
        <table:table-row table:style-name="ro1">
          <table:table-cell office:value-type="float" office:value="88.565" calcext:value-type="float">
            <text:p>88.565</text:p>
          </table:table-cell>
          <table:table-cell office:value-type="float" office:value="225.8" calcext:value-type="float">
            <text:p>225.8</text:p>
          </table:table-cell>
          <table:table-cell office:value-type="string" calcext:value-type="string">
            <text:p>icps-gc-5/results_cores10_icc_grid32_nb200_steps100_seed9_run9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57];[Sheet1.$A259];[Sheet1.$A261];[.A255];[.A253];[.A251];[.A249];[.A247];[.A245];[.A243];[.A241];[.A239];[.A237];[.A235];[.A233];[.A231];[.A229];[.A227];[.A225];[.A223])" office:value-type="float" office:value="96.68325" calcext:value-type="float">
            <text:p>96.683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58];[Sheet1.$A260];[Sheet1.$A262];[.A256];[.A254];[.A252];[.A250];[.A248];[.A246];[.A244];[.A242];[.A240];[.A238];[.A236];[.A234];[.A232];[.A230];[.A228];[.A226];[.A224])" office:value-type="float" office:value="88.31575" calcext:value-type="float">
            <text:p>88.31575</text:p>
          </table:table-cell>
          <table:table-cell table:number-columns-repeated="1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</text:p>
          </table:table-cell>
          <table:table-cell table:number-columns-repeated="14"/>
        </table:table-row>
        <table:table-row table:style-name="ro1">
          <table:table-cell office:value-type="float" office:value="97.009" calcext:value-type="float">
            <text:p>97.009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8.263" calcext:value-type="float">
            <text:p>88.263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7.309" calcext:value-type="float">
            <text:p>97.309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108" calcext:value-type="float">
            <text:p>88.10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959" calcext:value-type="float">
            <text:p>96.959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7.869" calcext:value-type="float">
            <text:p>87.869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6.546" calcext:value-type="float">
            <text:p>96.546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3" calcext:value-type="float">
            <text:p>88.33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4"/>
          <table:table-cell table:style-name="ce23"/>
          <table:table-cell table:number-columns-repeated="7"/>
        </table:table-row>
        <table:table-row table:style-name="ro1">
          <table:table-cell office:value-type="float" office:value="96.627" calcext:value-type="float">
            <text:p>96.6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7.866" calcext:value-type="float">
            <text:p>87.866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994" calcext:value-type="float">
            <text:p>96.994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8.074" calcext:value-type="float">
            <text:p>88.074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5.885" calcext:value-type="float">
            <text:p>95.885</text:p>
          </table:table-cell>
          <table:table-cell office:value-type="float" office:value="208.6" calcext:value-type="float">
            <text:p>208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7.577" calcext:value-type="float">
            <text:p>87.577</text:p>
          </table:table-cell>
          <table:table-cell office:value-type="float" office:value="228.4" calcext:value-type="float">
            <text:p>228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87];[Sheet1.$A289];[Sheet1.$A291];[.A285];[.A283];[.A281];[.A279])" office:value-type="float" office:value="96.7612857142857" calcext:value-type="float">
            <text:p>96.761285714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88];[Sheet1.$A290];[Sheet1.$A292];[.A286];[.A284];[.A282];[.A280])" office:value-type="float" office:value="88.0124285714286" calcext:value-type="float">
            <text:p>88.0124285714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check variance</text:p>
          </table:table-cell>
          <table:table-cell table:number-columns-repeated="14"/>
        </table:table-row>
        <table:table-row table:style-name="ro1">
          <table:table-cell office:value-type="float" office:value="96.337" calcext:value-type="float">
            <text:p>96.337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6"/>
          <table:table-cell office:value-type="float" office:value="82.62" calcext:value-type="float">
            <text:p>82.62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icps-gc-5/results_cores10_icc_grid32_nb2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531" calcext:value-type="float">
            <text:p>88.531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692" calcext:value-type="float">
            <text:p>96.692</text:p>
          </table:table-cell>
          <table:table-cell office:value-type="float" office:value="206.8" calcext:value-type="float">
            <text:p>206.8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6"/>
          <table:table-cell office:value-type="float" office:value="84.168" calcext:value-type="float">
            <text:p>84.168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icps-gc-5/results_cores10_icc_grid32_nb200_steps100_seed1_run1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235" calcext:value-type="float">
            <text:p>88.235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7.056" calcext:value-type="float">
            <text:p>97.056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6"/>
          <table:table-cell office:value-type="float" office:value="83.609" calcext:value-type="float">
            <text:p>83.609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icps-gc-5/results_cores10_icc_grid32_nb200_steps100_seed2_run2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024" calcext:value-type="float">
            <text:p>88.024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305];[Sheet1.$A307];[Sheet1.$A309])" office:value-type="float" office:value="96.695" calcext:value-type="float">
            <text:p>96.695</text:p>
          </table:table-cell>
          <table:table-cell table:style-name="ce11" table:formula="of:=STDEV([Sheet1.$A305];[Sheet1.$A307];[Sheet1.$A309])" office:value-type="float" office:value="0.359509387916363" calcext:value-type="float">
            <text:p>0.3595093879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06];[Sheet1.$A308];[Sheet1.$A310])" office:value-type="float" office:value="88.2633333333333" calcext:value-type="float">
            <text:p>88.2633333333</text:p>
          </table:table-cell>
          <table:table-cell table:style-name="ce11" table:formula="of:=STDEV([Sheet1.$A306];[Sheet1.$A308];[Sheet1.$A310])" office:value-type="float" office:value="0.254684772480285" calcext:value-type="float">
            <text:p>0.2546847725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table:number-columns-repeated="2"/>
          <table:table-cell table:number-columns-repeated="12"/>
        </table:table-row>
        <table:table-row table:style-name="ro1" table:number-rows-repeated="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319];[Sheet1.$A321];[Sheet1.$A323])" office:value-type="float" office:value="130.049666666667" calcext:value-type="float">
            <text:p>130.0496666667</text:p>
          </table:table-cell>
          <table:table-cell table:style-name="ce11" table:formula="of:=STDEV([Sheet1.$A319];[Sheet1.$A321];[Sheet1.$A323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20];[Sheet1.$A322];[Sheet1.$A324])" office:value-type="float" office:value="118.776666666667" calcext:value-type="float">
            <text:p>118.7766666667</text:p>
          </table:table-cell>
          <table:table-cell table:style-name="ce11" table:formula="of:=STDEV([Sheet1.$A320];[Sheet1.$A322];[Sheet1.$A324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64 more runs</text:p>
          </table:table-cell>
          <table:table-cell table:number-columns-repeated="14"/>
        </table:table-row>
        <table:table-row table:style-name="ro1">
          <table:table-cell office:value-type="float" office:value="402.589" calcext:value-type="float">
            <text:p>402.58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teraram/results_cores10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98.114" calcext:value-type="float">
            <text:p>398.114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teraram/results_cores10_gcc_grid64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404.112" calcext:value-type="float">
            <text:p>404.11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teraram/results_cores10_gcc_grid64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400.083" calcext:value-type="float">
            <text:p>400.0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04.646" calcext:value-type="float">
            <text:p>404.6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eraram/results_cores10_gcc_grid64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399.906" calcext:value-type="float">
            <text:p>399.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2_run2_pic_optimized_single.txt</text:p>
          </table:table-cell>
          <table:table-cell table:number-columns-repeated="12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Barsmian 2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8.2 GB/s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  <table:table-cell/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  <table:table-cell/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  <table:table-cell/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1</text:p>
          </table:table-cell>
          <table:table-cell/>
        </table:table-row>
        <table:table-row table:style-name="ro1">
          <table:table-cell office:value-type="string" calcext:value-type="string">
            <text:p>Copy: <text:s text:c="10"/>19288.6 <text:s text:c="4"/>0.017545 <text:s text:c="4"/>0.016590 <text:s text:c="4"/>0.018053</text:p>
          </table:table-cell>
          <table:table-cell/>
        </table:table-row>
        <table:table-row table:style-name="ro1">
          <table:table-cell office:value-type="string" calcext:value-type="string">
            <text:p>Scale: <text:s text:c="9"/>13773.5 <text:s text:c="4"/>0.023462 <text:s text:c="4"/>0.023233 <text:s text:c="4"/>0.023886</text:p>
          </table:table-cell>
          <table:table-cell/>
        </table:table-row>
        <table:table-row table:style-name="ro1">
          <table:table-cell office:value-type="string" calcext:value-type="string">
            <text:p>Add: <text:s text:c="11"/>15320.8 <text:s text:c="4"/>0.032808 <text:s text:c="4"/>0.031330 <text:s text:c="4"/>0.034547</text:p>
          </table:table-cell>
          <table:table-cell/>
        </table:table-row>
        <table:table-row table:style-name="ro1">
          <table:table-cell office:value-type="string" calcext:value-type="string">
            <text:p>Triad: <text:s text:c="9"/>15038.1 <text:s text:c="4"/>0.033594 <text:s text:c="4"/>0.031919 <text:s text:c="4"/>0.0347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4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83164.5 <text:s text:c="4"/>0.176504 <text:s text:c="4"/>0.153912 <text:s text:c="4"/>0.197575</text:p>
          </table:table-cell>
          <table:table-cell/>
        </table:table-row>
        <table:table-row table:style-name="ro1">
          <table:table-cell office:value-type="string" calcext:value-type="string">
            <text:p>Scale: <text:s text:c="9"/>73156.6 <text:s text:c="4"/>0.208694 <text:s text:c="4"/>0.174967 <text:s text:c="4"/>0.312215</text:p>
          </table:table-cell>
          <table:table-cell/>
        </table:table-row>
        <table:table-row table:style-name="ro1">
          <table:table-cell office:value-type="string" calcext:value-type="string">
            <text:p>Add: <text:s text:c="11"/>76806.8 <text:s text:c="4"/>0.261303 <text:s text:c="4"/>0.249978 <text:s text:c="4"/>0.271218</text:p>
          </table:table-cell>
          <table:table-cell/>
        </table:table-row>
        <table:table-row table:style-name="ro1">
          <table:table-cell office:value-type="string" calcext:value-type="string">
            <text:p>Triad: <text:s text:c="9"/>77415.9 <text:s text:c="4"/>0.256724 <text:s text:c="4"/>0.248011 <text:s text:c="4"/>0.26645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1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34399.4 <text:s text:c="4"/>0.113589 <text:s text:c="4"/>0.093025 <text:s text:c="4"/>0.130992</text:p>
          </table:table-cell>
          <table:table-cell/>
        </table:table-row>
        <table:table-row table:style-name="ro1">
          <table:table-cell office:value-type="string" calcext:value-type="string">
            <text:p>Scale: <text:s text:c="9"/>40851.3 <text:s text:c="4"/>0.095416 <text:s text:c="4"/>0.078333 <text:s text:c="4"/>0.116307</text:p>
          </table:table-cell>
          <table:table-cell/>
        </table:table-row>
        <table:table-row table:style-name="ro1">
          <table:table-cell office:value-type="string" calcext:value-type="string">
            <text:p>Add: <text:s text:c="11"/>48377.4 <text:s text:c="4"/>0.122521 <text:s text:c="4"/>0.099220 <text:s text:c="4"/>0.136907</text:p>
          </table:table-cell>
          <table:table-cell/>
        </table:table-row>
        <table:table-row table:style-name="ro1">
          <table:table-cell office:value-type="string" calcext:value-type="string">
            <text:p>Triad: <text:s text:c="9"/>52666.8 <text:s text:c="4"/>0.126028 <text:s text:c="4"/>0.091139 <text:s text:c="4"/>0.141748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Teraram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15412.9 <text:s text:c="4"/>0.102716 <text:s text:c="4"/>0.083047 <text:s text:c="4"/>0.126183</text:p>
          </table:table-cell>
          <table:table-cell/>
        </table:table-row>
        <table:table-row table:style-name="ro1">
          <table:table-cell office:value-type="string" calcext:value-type="string">
            <text:p>Scale: <text:s text:c="9"/>20038.9 <text:s text:c="4"/>0.081807 <text:s text:c="4"/>0.063876 <text:s text:c="4"/>0.107192</text:p>
          </table:table-cell>
          <table:table-cell/>
        </table:table-row>
        <table:table-row table:style-name="ro1">
          <table:table-cell office:value-type="string" calcext:value-type="string">
            <text:p>Add: <text:s text:c="11"/>24868.2 <text:s text:c="4"/>0.098282 <text:s text:c="4"/>0.077207 <text:s text:c="4"/>0.132991</text:p>
          </table:table-cell>
          <table:table-cell/>
        </table:table-row>
        <table:table-row table:style-name="ro1">
          <table:table-cell office:value-type="string" calcext:value-type="string">
            <text:p>Triad: <text:s text:c="9"/>23601.7 <text:s text:c="4"/>0.107911 <text:s text:c="4"/>0.081350 <text:s text:c="4"/>0.1211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eraram 1</text:p>
          </table:table-cell>
          <table:table-cell/>
        </table:table-row>
        <table:table-row table:style-name="ro1">
          <table:table-cell office:value-type="string" calcext:value-type="string">
            <text:p>Copy: <text:s text:c="11"/>3901.7 <text:s text:c="4"/>0.082234 <text:s text:c="4"/>0.082016 <text:s text:c="4"/>0.082339</text:p>
          </table:table-cell>
          <table:table-cell/>
        </table:table-row>
        <table:table-row table:style-name="ro1">
          <table:table-cell office:value-type="string" calcext:value-type="string">
            <text:p>Scale: <text:s text:c="10"/>5480.0 <text:s text:c="4"/>0.060115 <text:s text:c="4"/>0.058394 <text:s text:c="4"/>0.065135</text:p>
          </table:table-cell>
          <table:table-cell/>
        </table:table-row>
        <table:table-row table:style-name="ro1">
          <table:table-cell office:value-type="string" calcext:value-type="string">
            <text:p>Add: <text:s text:c="12"/>6425.8 <text:s text:c="4"/>0.076769 <text:s text:c="4"/>0.074699 <text:s text:c="4"/>0.084866</text:p>
          </table:table-cell>
          <table:table-cell/>
        </table:table-row>
        <table:table-row table:style-name="ro1">
          <table:table-cell office:value-type="string" calcext:value-type="string">
            <text:p>Triad: <text:s text:c="10"/>6332.0 <text:s text:c="4"/>0.078484 <text:s text:c="4"/>0.075805 <text:s text:c="4"/>0.084081</text:p>
          </table:table-cell>
          <table:table-cell/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3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9" table:formula="of:=AVERAGE([Sheet4.$A3];[Sheet4.$A5];[Sheet4.$A7])" office:value-type="float" office:value="304.286" calcext:value-type="float">
            <text:p>304.286</text:p>
          </table:table-cell>
          <table:table-cell table:style-name="ce2" table:formula="of:=STDEV([Sheet4.$A3];[Sheet4.$A5];[Sheet4.$A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style-name="ce9" table:formula="of:=AVERAGE([Sheet4.$A4];[Sheet4.$A6];[Sheet4.$A8])" office:value-type="float" office:value="268.233" calcext:value-type="float">
            <text:p>268.233</text:p>
          </table:table-cell>
          <table:table-cell table:style-name="ce2" table:formula="of:=STDEV([Sheet4.$A4];[Sheet4.$A6];[Sheet4.$A8])" office:value-type="string" office:string-value="" calcext:value-type="error">
            <text:p>#DIV/0!</text:p>
          </table:table-cell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3">00/00/0000</text:date>, <text:time style:data-style-name="N2" text:time-value="22:49:49.991768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3T22:52:44.142083651</dc:date>
    <meta:editing-duration>PT3H45M52S</meta:editing-duration>
    <meta:editing-cycles>52</meta:editing-cycles>
    <meta:document-statistic meta:table-count="4" meta:cell-count="962" meta:object-count="0"/>
  </office:meta>
</office:document-meta>
</file>